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mmm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Come to think of it, I don't know which
tree we're supposed to be digging under...”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“Let's just start with this on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“(I-I don't care anymore... I just wanna go
pee...!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“*fidget*... *squirm*... *wriggle*...”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“Sheesh, this little spade isn't gonna cut it
after all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“Th-Then I'll go back to my house and borrow
a shovel!!
(Pee, pee! Peeee!!)”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“Huuuh? You're not just sayin' that so you
can chicken out, right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“No... I-I... just, umm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“Uh, ah... ah...! *squeeeeeeze〜*”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“If you're grabbin' between your legs like that,
then you gotta pee after all, right?”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“Probably 'cos you drank so much apple juic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“Uuu... th-that's n— nngh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“Ngha, n-no... I... can't, 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“Th-Th-This is... well, this is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“You've got it wrong... it's not what you...
uuu...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“Ahhhh... yeah.”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“It's somethin' else. Yeah, errr, let's go back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...Yeah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 was
too embarrassed to admit in front of a boy
that she needed to go to the toilet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“Which tree is it, I wonder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